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gette" svg:font-family="Courgette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gette1" svg:font-family="Courgette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417in" fo:margin-left="-0.0083in" fo:margin-top="0in" fo:margin-bottom="0in" table:align="left"/>
    </style:style>
    <style:style style:name="Table1.A" style:family="table-column">
      <style:table-column-properties style:column-width="3.1076in"/>
    </style:style>
    <style:style style:name="Table1.B" style:family="table-column">
      <style:table-column-properties style:column-width="0.4757in"/>
    </style:style>
    <style:style style:name="Table1.C" style:family="table-column">
      <style:table-column-properties style:column-width="0.85in"/>
    </style:style>
    <style:style style:name="Table1.D" style:family="table-column">
      <style:table-column-properties style:column-width="1.9083in"/>
    </style:style>
    <style:style style:name="Table1.1" style:family="table-row">
      <style:table-row-properties style:min-row-height="0.224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1806in" fo:keep-together="auto"/>
    </style:style>
    <style:style style:name="Table1.3" style:family="table-row">
      <style:table-row-properties style:min-row-height="0.3743in" fo:keep-together="auto"/>
    </style:style>
    <style:style style:name="Table1.4" style:family="table-row">
      <style:table-row-properties style:min-row-height="0.2993in" fo:keep-together="auto"/>
    </style:style>
    <style:style style:name="Table1.5" style:family="table-row">
      <style:table-row-properties style:min-row-height="0.3681in" fo:keep-together="auto"/>
    </style:style>
    <style:style style:name="Table1.6" style:family="table-row">
      <style:table-row-properties style:min-row-height="0.8681in" fo:keep-together="auto"/>
    </style:style>
    <style:style style:name="Table1.7" style:family="table-row">
      <style:table-row-properties style:min-row-height="0.5083in" fo:keep-together="auto"/>
    </style:style>
    <style:style style:name="Table1.8" style:family="table-row">
      <style:table-row-properties style:min-row-height="0.5056in" fo:keep-together="auto"/>
    </style:style>
    <style:style style:name="Table1.9" style:family="table-row">
      <style:table-row-properties style:min-row-height="0.6083in" fo:keep-together="auto"/>
    </style:style>
    <style:style style:name="P1" style:family="paragraph" style:parent-style-name="Standard">
      <style:text-properties style:font-name="Courgette" fo:font-size="10pt" style:font-name-asian="Courgette1" style:font-size-asian="10pt" style:font-name-complex="Courgette1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5083in"/>
          <style:tab-stop style:position="0.7583in"/>
          <style:tab-stop style:position="1.0083in"/>
        </style:tab-stops>
      </style:paragraph-properties>
    </style:style>
    <style:style style:name="P4" style:family="paragraph" style:parent-style-name="Standard">
      <style:paragraph-properties fo:margin-left="1.5083in" fo:margin-right="0in" fo:text-indent="-1.5083in" style:auto-text-indent="false"/>
    </style:style>
    <style:style style:name="P5" style:family="paragraph" style:parent-style-name="Standard">
      <style:paragraph-properties fo:margin-left="1.5083in" fo:margin-right="0in" fo:text-indent="-1.5083in" style:auto-text-indent="false">
        <style:tab-stops>
          <style:tab-stop style:position="0.5083in"/>
        </style:tab-stops>
      </style:paragraph-properties>
    </style:style>
    <style:style style:name="P6" style:family="paragraph" style:parent-style-name="Standard">
      <style:paragraph-properties fo:margin-left="0.6in" fo:margin-right="0in" fo:text-indent="-0.6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>
        <style:tab-stops>
          <style:tab-stop style:position="0.5083in"/>
          <style:tab-stop style:position="0.7583in"/>
          <style:tab-stop style:position="1.0083in"/>
        </style:tab-stops>
      </style:paragraph-properties>
      <style:text-properties fo:font-size="10pt" style:font-size-asian="10pt" style:font-size-complex="10pt"/>
    </style:style>
    <style:style style:name="P8" style:family="paragraph" style:parent-style-name="Standard" style:list-style-name="WWNum2">
      <style:paragraph-properties fo:margin-left="0.5083in" fo:margin-right="0in" fo:text-indent="-0.25in" style:auto-text-indent="false">
        <style:tab-stops>
          <style:tab-stop style:position="0.5083in"/>
        </style:tab-stops>
      </style:paragraph-properties>
    </style:style>
    <style:style style:name="P9" style:family="paragraph" style:parent-style-name="Standard">
      <style:paragraph-properties fo:margin-left="1.0083in" fo:margin-right="0in" fo:text-indent="-1.0083in" style:auto-text-indent="false">
        <style:tab-stops>
          <style:tab-stop style:position="0.2583in"/>
          <style:tab-stop style:position="1.0083in"/>
        </style:tab-stops>
      </style:paragraph-properties>
    </style:style>
    <style:style style:name="P10" style:family="paragraph" style:parent-style-name="Title" style:master-page-name="Standard">
      <style:paragraph-properties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gette" fo:font-size="10pt" style:font-name-asian="Courgette1" style:font-size-asian="10pt" style:font-name-complex="Courgette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Đặc tả ca sử dụng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Standard"><text:span text:style-name="T1">Tên ca sử dụng:<text:tab/></text:span></text:p>
            <text:p text:style-name="P1"/>
          </table:table-cell>
          <table:covered-table-cell/>
          <table:table-cell table:style-name="Table1.A1" office:value-type="string">
            <text:p text:style-name="Standard"><text:span text:style-name="T1">ID:<text:tab/></text:span></text:p>
          </table:table-cell>
          <table:table-cell table:style-name="Table1.A1" office:value-type="string">
            <text:p text:style-name="Standard"><text:span text:style-name="T1">Mức quan trọng:</text:span><text:span text:style-name="T2"> 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1">Tác nhân chính:<text:tab/></text:span></text:p>
            <text:p text:style-name="P2"/>
          </table:table-cell>
          <table:table-cell table:style-name="Table1.A1" table:number-columns-spanned="3" office:value-type="string">
            <text:p text:style-name="Standard"><text:span text:style-name="T1">Loại Ca Sử Dụng:<text:tab/></text:span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4" office:value-type="string">
            <text:p text:style-name="Standard"><text:span text:style-name="T1">Các bên liên quan và mối quan tâm:</text:span><text:span text:style-name="T2"> <text:tab/></text:span></text:p>
            <text:p text:style-name="P2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4"><text:span text:style-name="T1">Mô tả ngắn gọn:<text:tab/>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6"><text:span text:style-name="T1">Kích hoạt:</text:span></text:p>
            <text:p text:style-name="Standard"><text:tab/><text:span text:style-name="T1">Loại:<text:tab/>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Standard"><text:span text:style-name="T1">Các mối liên hệ:</text:span></text:p>
            <text:p text:style-name="P5"><text:span text:style-name="T1"><text:tab/>Phối hợp:<text:tab/></text:span></text:p>
            <text:p text:style-name="P5"><text:span text:style-name="T1"><text:tab/>Bao gồm:<text:tab/><text:tab/></text:span></text:p>
            <text:p text:style-name="P5"><text:span text:style-name="T1"><text:tab/>Mở rộng:<text:tab/><text:tab/></text:span></text:p>
            <text:p text:style-name="P5"><text:span text:style-name="T1"><text:tab/>Khái quát hóa: <text:tab/>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4" office:value-type="string">
            <text:p text:style-name="P3"><text:span text:style-name="T1">Luồng sự kiện thông thường:</text:span></text:p>
            <text:list xml:id="list4256448047" text:style-name="WWNum1">
              <text:list-item>
                <text:p text:style-name="P7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4" office:value-type="string">
            <text:p text:style-name="Standard"><text:span text:style-name="T1">Các luồng con:</text:span></text:p>
            <text:list xml:id="list402752843" text:style-name="WWNum2">
              <text:list-item>
                <text:p text:style-name="P8"><text:bookmark text:name="_gjdgxs"/><text:span text:style-name="T1">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4" office:value-type="string">
            <text:p text:style-name="P9"><text:span text:style-name="T1">Các luồng ngoại lệ/Tương đương:</text:span></text:p>
            <text:p text:style-name="P9"><text:span text:style-name="T1"><text:tab/>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gette" svg:font-family="Courgette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gette1" svg:font-family="Courgette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200%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4f81bd"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alibri1" style:font-family-complex="Calibri" style:font-family-generic-complex="system" style:font-pitch-complex="variable" style:font-size-complex="2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0pt"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prefix="S-" style:num-suffix=":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1" meta:word-count="63" meta:character-count="301" meta:non-whitespace-character-count="235"/>
    <meta:generator>LibreOfficeDev/6.0.5.2$Linux_X86_64 LibreOffice_project/</meta:generator>
  </office:meta>
</office:document-meta>
</file>